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8"/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 style:list-style-name="L11"/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12"/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in <text:span text:style-name="T1">Orchestermitglied</text:span> besteht aus den Attributen:</text:p>
      <text:list xml:id="list36438971" text:style-name="L4">
        <text:list-item>
          <text:p text:style-name="P3">Vorname<text:tab/><text:tab/><text:tab/><text:tab/><text:tab/><text:tab/><text:tab/><text:span text:style-name="T2">String</text:span></text:p>
        </text:list-item>
        <text:list-item>
          <text:p text:style-name="P3">Nachname<text:tab/><text:tab/><text:tab/><text:tab/><text:tab/><text:tab/><text:tab/><text:span text:style-name="T2">String</text:span></text:p>
        </text:list-item>
        <text:list-item>
          <text:p text:style-name="P3">Kürzel<text:tab/><text:tab/><text:tab/><text:tab/><text:tab/><text:tab/><text:tab/><text:tab/><text:span text:style-name="T2">String</text:span></text:p>
        </text:list-item>
      </text:list>
      <text:p text:style-name="P12"><text:tab/>Das Attribut Name des Orchestermitglieds setzt sich aus Vorname und Nachname <text:tab/>zusammen.</text:p>
      <text:p text:style-name="P12"><text:tab/>Das Attribut Kürzel gibt eine vordefinierte Abkürzung des Orchestermitglieds an. </text:p>
      <text:p text:style-name="P12"><text:tab/>(Beispiel Violinen V11)</text:p>
      <text:p text:style-name="Standard">Ein <text:span text:style-name="T1">Orchestermitglied</text:span> hat </text:p>
      <text:list xml:id="list36456580" text:style-name="L10">
        <text:list-item>
          <text:p text:style-name="P8">keine oder viele Telefonnummern</text:p>
        </text:list-item>
        <text:list-item>
          <text:p text:style-name="P8">keine oder genau eine Adresse</text:p>
        </text:list-item>
      </text:list>
      <text:p text:style-name="Standard">Ein <text:span text:style-name="T1">Orchestermitglied </text:span><text:span text:style-name="T3">ist ein Beteiligter an dem Orchester.</text:span></text:p>
      <text:p text:style-name="Standard"><text:span text:style-name="T3">?????überflüssig??????Ein </text:span><text:span text:style-name="T1">Orchestermitglied </text:span><text:span text:style-name="T3">ist entweder ein:</text:span></text:p>
      <text:list xml:id="list36698208" text:style-name="L12">
        <text:list-item>
          <text:p text:style-name="P11"><text:span text:style-name="T3">Dirigent</text:span></text:p>
        </text:list-item>
        <text:list-item>
          <text:p text:style-name="P11"><text:span text:style-name="T3">externer und angestellter Musiker</text:span></text:p>
        </text:list-item>
        <text:list-item>
          <text:p text:style-name="P11"><text:span text:style-name="T3">Substitut</text:span></text:p>
        </text:list-item>
      </text:list>
      <text:p text:style-name="Standard">Ein <text:span text:style-name="T1">Musiker</text:span> ist ein Orchestermitglied.</text:p>
      <text:p text:style-name="Standard">Ein <text:span text:style-name="T1">Musiker</text:span> kann ein Angestellter Musiker, aber auch ein Substitut, sein.</text:p>
      <text:p text:style-name="Standard">Ein <text:span text:style-name="T1">Musiker</text:span> hat genau eine Stimmgruppe, welche bei seiner Anstellung zugeordnet wird.</text:p>
      <text:p text:style-name="Standard">Ein <text:span text:style-name="T1">Dirigent</text:span> ist ein Orchestermitglied.</text:p>
      <text:p text:style-name="Standard">Ein <text:span text:style-name="T1">Dirigent</text:span> hat keine oder viele Besetzungen.</text:p>
      <text:p text:style-name="Standard">Ein <text:span text:style-name="T1">Angestellter Musiker</text:span> besteht aus den Attributen:</text:p>
      <text:list xml:id="list36435383" text:style-name="L1">
        <text:list-item>
          <text:p text:style-name="P1">Geburtsdatum<text:tab/><text:tab/><text:tab/><text:tab/><text:tab/><text:tab/><text:tab/><text:span text:style-name="T2">Date</text:span></text:p>
        </text:list-item>
        <text:list-item>
          <text:p text:style-name="P1">Geburtsort<text:tab/><text:tab/><text:tab/><text:tab/><text:tab/><text:tab/><text:tab/><text:span text:style-name="T2">String</text:span></text:p>
        </text:list-item>
        <text:list-item>
          <text:p text:style-name="P1">Bankverbindung <text:tab/><text:tab/><text:tab/><text:tab/><text:tab/><text:tab/><text:span text:style-name="T2">(Number, String, Number)</text:span></text:p>
        </text:list-item>
        <text:list-item>
          <text:p text:style-name="P1">Anstellungsdatum<text:tab/><text:tab/><text:tab/><text:tab/><text:tab/><text:tab/><text:span text:style-name="T2">Date</text:span></text:p>
        </text:list-item>
        <text:list-item>
          <text:p text:style-name="P1">IstSolist <text:tab/><text:tab/><text:tab/><text:tab/><text:tab/><text:tab/><text:tab/><text:span text:style-name="T2">Bool</text:span></text:p>
        </text:list-item>
        <text:list-item>
          <text:p text:style-name="P1">IstStimmführer<text:tab/><text:tab/><text:tab/><text:tab/><text:tab/><text:tab/><text:span text:style-name="T2">Bool</text:span></text:p>
        </text:list-item>
        <text:list-item>
          <text:p text:style-name="P1">ein Bild<text:tab/><text:tab/><text:tab/><text:tab/><text:tab/><text:tab/><text:tab/><text:span text:style-name="T2">Picture</text:span></text:p>
        </text:list-item>
      </text:list>
      <text:p text:style-name="Standard"><text:tab/><text:span text:style-name="T4">Das Attribut </text:span>Geburtsdatum gibt das Datum der Geburt des Angestellten Musikers an.</text:p>
      <text:p text:style-name="Standard"><text:tab/><text:span text:style-name="T4">Das Attribut </text:span>Geburtsort gibt den Ort der Geburt des Angestellten Musikers an.</text:p>
      <text:p text:style-name="Standard"><text:tab/><text:span text:style-name="T4">Das Attribut </text:span>Bankverbindung besteht aus BLZ, Kreditinstitut und Kontonummer.</text:p>
      <text:p text:style-name="Standard"><text:tab/><text:span text:style-name="T4">Das Attribut </text:span>Bankverbindung wird für Gehaltszahlungen verwendet.</text:p>
      <text:p text:style-name="Standard"><text:tab/><text:span text:style-name="T4">Das Attribut </text:span>Anstellungsdatum gibt das Datum der Anstellung des Angestellten Musikers an.</text:p>
      <text:p text:style-name="Standard"><text:tab/><text:span text:style-name="T4">Das Attribut </text:span>IstSolist gibt an ob der Musiker ein Solo- oder Tuttispieler ist.</text:p>
      <text:p text:style-name="Standard"><text:tab/><text:span text:style-name="T4">Das Attribut </text:span>IstStimmführer gibt an ob der Musiker ein Stimmführer ist.</text:p>
      <text:p text:style-name="Standard">Ein <text:span text:style-name="T1">Angestellter Musiker </text:span>hat</text:p>
      <text:list xml:id="list36460393" text:style-name="L11">
        <text:list-item>
          <text:p text:style-name="P9">keine oder viele Substitute</text:p>
        </text:list-item>
        <text:list-item>
          <text:p text:style-name="P9">mindestens ein Instrument</text:p>
        </text:list-item>
        <text:list-item>
          <text:p text:style-name="P9">mindestens ein Punktekonto</text:p>
        </text:list-item>
        <text:list-item>
          <text:p text:style-name="P9">einen Teilnehmer</text:p>
        </text:list-item>
        <text:list-item>
          <text:p text:style-name="P9">eine Stimmgruppe</text:p>
        </text:list-item>
      </text:list>
      <text:p text:style-name="Standard">Ein <text:span text:style-name="T1">Angestellter Musiker</text:span> ist ein Musiker.</text:p>
      <text:p text:style-name="Standard">Ein <text:span text:style-name="T1">Angestellter Musiker</text:span> gehört fest zum Orchester.</text:p>
      <text:p text:style-name="Standard">Ein <text:span text:style-name="T1">Substitut</text:span> hat genau einen Angestellten Musiker.</text:p>
      <text:p text:style-name="Standard">Ein <text:span text:style-name="T1">Substitut</text:span> ist ein Musiker.</text:p>
      <text:p text:style-name="Standard">??????kp...?????Ein <text:span text:style-name="T1">Substitut</text:span> ist ein externer Mitarbeiter.</text:p>
      <text:p text:style-name="Standard">Eine <text:span text:style-name="T1">Stimmgruppe</text:span> besteht aus den Attributen:</text:p>
      <text:list xml:id="list36451856" text:style-name="L8">
        <text:list-item>
          <text:p text:style-name="P6">Name</text:p>
        </text:list-item>
        <text:list-item>
          <text:p text:style-name="P6">Kürzel</text:p>
        </text:list-item>
      </text:list>
      <text:p text:style-name="Standard"><text:soft-page-break/><text:tab/>Das Attribut Name steht für den Namen der Stimmgruppe.</text:p>
      <text:p text:style-name="Standard"><text:tab/>Das Attribut Kürzel ist der Namenskürzel der Stimmgruppe.</text:p>
      <text:p text:style-name="Standard">Eine <text:span text:style-name="T1">Stimmgruppe</text:span> hat:</text:p>
      <text:list xml:id="list36434791" text:style-name="L9">
        <text:list-item>
          <text:p text:style-name="P7">keine oder viele Angestellte Musiker</text:p>
        </text:list-item>
        <text:list-item>
          <text:p text:style-name="P7">einen oder viele Instrumente</text:p>
        </text:list-item>
      </text:list>
      <text:p text:style-name="Standard">Ein <text:span text:style-name="T1">Punktekonto</text:span> besteht aus den Attributen:</text:p>
      <text:list xml:id="list36433986" text:style-name="L3">
        <text:list-item>
          <text:p text:style-name="P2">Jahr<text:tab/><text:tab/><text:tab/><text:tab/><text:tab/><text:tab/><text:tab/><text:tab/><text:span text:style-name="T2">Number</text:span></text:p>
        </text:list-item>
        <text:list-item>
          <text:p text:style-name="P2">Monat<text:tab/><text:tab/><text:tab/><text:tab/><text:tab/><text:tab/><text:tab/><text:tab/><text:span text:style-name="T2">Number</text:span></text:p>
        </text:list-item>
        <text:list-item>
          <text:p text:style-name="P2">Punktestand<text:tab/><text:tab/><text:tab/><text:tab/><text:tab/><text:tab/><text:tab/><text:span text:style-name="T2">Number</text:span></text:p>
        </text:list-item>
      </text:list>
      <text:p text:style-name="Standard"><text:span text:style-name="T2"><text:tab/></text:span><text:span text:style-name="T5">Das Attribut Jahr gibt das aktuelle Jahr vom Punktekonto wieder.</text:span></text:p>
      <text:p text:style-name="Standard"><text:span text:style-name="T2"><text:tab/></text:span><text:span text:style-name="T5">Das Attribut Monat gibt den aktuellen Monat vom Punktekonto wieder.</text:span></text:p>
      <text:p text:style-name="Standard"><text:span text:style-name="T2"><text:tab/></text:span><text:span text:style-name="T5">Das Attribut Punktestand gibt den aktuellen Punktestand vom Punktekonto wieder.</text:span></text:p>
      <text:p text:style-name="Standard">Es existiert genau ein <text:span text:style-name="T1">Punktekonto</text:span> pro Angestellten Musiker.</text:p>
      <text:p text:style-name="Standard">Das <text:span text:style-name="T1">Punktekonto</text:span> gibt die in einem bestimmen Monat erbrachten Punkte wieder.</text:p>
      <text:p text:style-name="Standard">Eine <text:span text:style-name="T1">Telefonnummer</text:span> besteht aus den Attributen:</text:p>
      <text:list xml:id="list36452014" text:style-name="L6">
        <text:list-item>
          <text:p text:style-name="P4">Typ<text:tab/><text:tab/><text:tab/><text:tab/><text:tab/><text:tab/><text:tab/><text:tab/>???</text:p>
        </text:list-item>
        <text:list-item>
          <text:p text:style-name="P4">Vorwahl<text:tab/><text:tab/><text:tab/><text:tab/><text:tab/><text:tab/><text:tab/>???</text:p>
        </text:list-item>
        <text:list-item>
          <text:p text:style-name="P4">Rufnummer<text:tab/><text:tab/><text:tab/><text:tab/><text:tab/><text:tab/><text:tab/>???</text:p>
        </text:list-item>
      </text:list>
      <text:p text:style-name="Standard"><text:span text:style-name="T2"><text:tab/></text:span><text:span text:style-name="T5">Das Attribut Typ repräsentiert den Typ der Telefonnummer. </text:span></text:p>
      <text:p text:style-name="Standard"><text:span text:style-name="T5"><text:tab/>Beim Attribut Typ wird unterschieden zwischen Handy und Festnetz.</text:span></text:p>
      <text:p text:style-name="Standard"><text:span text:style-name="T2"><text:tab/></text:span><text:span text:style-name="T5">Das Attribut Vorwahl repräsentiert die Vorwahl der Telefonnummer.</text:span></text:p>
      <text:p text:style-name="Standard"><text:span text:style-name="T2"><text:tab/></text:span><text:span text:style-name="T5">Das Attribut Rufnummer repräsentiert die Rufnummer der Telefonnummer.</text:span></text:p>
      <text:p text:style-name="Standard">Eine <text:span text:style-name="T1">Telefonnummer</text:span> hat eine oder viele Orchestermitglieder.</text:p>
      <text:p text:style-name="Standard">Eine <text:span text:style-name="T1">Adresse</text:span> besteht aus den Attributen:</text:p>
      <text:list xml:id="list36442829" text:style-name="L7">
        <text:list-item>
          <text:p text:style-name="P5">Straße<text:tab/><text:tab/><text:tab/><text:tab/><text:tab/><text:tab/><text:tab/><text:tab/>???</text:p>
        </text:list-item>
        <text:list-item>
          <text:p text:style-name="P5">Hausnummer<text:tab/><text:tab/><text:tab/><text:tab/><text:tab/><text:tab/><text:tab/>???</text:p>
        </text:list-item>
        <text:list-item>
          <text:p text:style-name="P5">PLZ<text:tab/><text:tab/><text:tab/><text:tab/><text:tab/><text:tab/><text:tab/><text:tab/>???</text:p>
        </text:list-item>
        <text:list-item>
          <text:p text:style-name="P5">Stadt<text:tab/><text:tab/><text:tab/><text:tab/><text:tab/><text:tab/><text:tab/><text:tab/>???</text:p>
        </text:list-item>
      </text:list>
      <text:p text:style-name="Standard"><text:span text:style-name="T2"><text:tab/></text:span><text:span text:style-name="T5">Das Attribut Straße repräsentiert die Straße der Adresse.</text:span></text:p>
      <text:p text:style-name="Standard"><text:span text:style-name="T2"><text:tab/></text:span><text:span text:style-name="T5">Das Attribut Hausnummer repräsentiert die Hausnummer der Adresse.</text:span></text:p>
      <text:p text:style-name="Standard"><text:span text:style-name="T2"><text:tab/></text:span><text:span text:style-name="T5">Das Attribut PLZ repräsentiert die PLZ der Adresse.</text:span></text:p>
      <text:p text:style-name="Standard"><text:span text:style-name="T2"><text:tab/></text:span><text:span text:style-name="T5">Das Attribut Stadt repräsentiert die Stadt der Adresse.</text:span></text:p>
      <text:p text:style-name="Standard">Eine <text:span text:style-name="T1">Adresse</text:span> hat keine oder viele Orchestermitglieder.</text:p>
      <text:p text:style-name="Standard">Eine <text:span text:style-name="T6">Adresse</text:span> gibt den Wohnsitz des Orchestermitglieds 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9T11:26:35.20</meta:creation-date>
    <dc:date>2011-04-09T17:41:55.32</dc:date>
    <meta:editing-duration>PT01H32M54S</meta:editing-duration>
    <meta:editing-cycles>18</meta:editing-cycles>
    <meta:generator>OpenOffice.org/3.2$Win32 OpenOffice.org_project/320m18$Build-9502</meta:generator>
    <meta:document-statistic meta:table-count="0" meta:image-count="0" meta:object-count="0" meta:page-count="2" meta:paragraph-count="83" meta:word-count="500" meta:character-count="3592"/>
  </office:meta>
</office:document-meta>
</file>